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5cm" svg:height="6cm" svg:x="2.5cm" svg:y="3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5cm" svg:height="6cm" svg:x="14.5cm" svg:y="3cm">
          <text:p text:style-name="P1">MapEnv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2cm" svg:x="9cm" svg:y="3cm">
          <text:p text:style-name="P1">Is b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3" draw:layer="layout" svg:width="3.5cm" svg:height="2cm" svg:x="9cm" svg:y="7cm">
          <text:p text:style-name="P1">Is op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cm" svg:y1="3.999cm" svg:x2="7cm" svg:y2="6cm" draw:start-shape="id1" draw:start-glue-point="5" draw:end-shape="id2" draw:end-glue-point="1" svg:d="m9000 3999h-1000v2001h-1000">
          <text:p/>
        </draw:connector>
        <draw:connector draw:style-name="gr3" draw:text-style-name="P1" draw:layer="layout" svg:x1="9cm" svg:y1="7.999cm" svg:x2="7cm" svg:y2="6cm" draw:start-shape="id3" draw:start-glue-point="5" draw:end-shape="id2" draw:end-glue-point="1" svg:d="m9000 7999h-1000v-1999h-1000">
          <text:p/>
        </draw:connector>
        <draw:connector draw:style-name="gr3" draw:text-style-name="P1" draw:layer="layout" svg:x1="12.5cm" svg:y1="7.999cm" svg:x2="14.5cm" svg:y2="6cm" draw:start-shape="id3" draw:start-glue-point="7" draw:end-shape="id4" draw:end-glue-point="3" svg:d="m12500 7999h1001v-1999h999">
          <text:p/>
        </draw:connector>
        <draw:connector draw:style-name="gr3" draw:text-style-name="P1" draw:layer="layout" svg:x1="12.5cm" svg:y1="3.999cm" svg:x2="14.5cm" svg:y2="6cm" draw:start-shape="id1" draw:start-glue-point="7" draw:end-shape="id4" draw:end-glue-point="3" svg:d="m12500 3999h1001v2001h999">
          <text:p/>
        </draw:connector>
        <draw:frame draw:style-name="gr4" draw:layer="layout" svg:width="1.383cm" svg:height="0.962cm" svg:x="12.5cm" svg:y="3.038cm">
          <draw:text-box>
            <text:p>1:1</text:p>
          </draw:text-box>
        </draw:frame>
        <draw:frame draw:style-name="gr4" draw:layer="layout" svg:width="1.488cm" svg:height="0.962cm" svg:x="7.617cm" svg:y="3cm">
          <draw:text-box>
            <text:p>0:N</text:p>
          </draw:text-box>
        </draw:frame>
        <draw:frame draw:style-name="gr4" draw:layer="layout" svg:width="1.488cm" svg:height="0.962cm" svg:x="7.5cm" svg:y="8.5cm">
          <draw:text-box>
            <text:p>0:N</text:p>
          </draw:text-box>
        </draw:frame>
        <draw:frame draw:style-name="gr4" draw:layer="layout" svg:width="1.488cm" svg:height="0.962cm" svg:x="12.5cm" svg:y="8.5cm">
          <draw:text-box>
            <text:p>1: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6T22:28:03</meta:creation-date>
    <dc:date>2009-11-26T22:33:00</dc:date>
    <meta:editing-duration>PT00H04M58S</meta:editing-duration>
    <meta:editing-cycles>1</meta:editing-cycles>
    <meta:document-statistic meta:object-count="12"/>
    <meta:generator>OpenOffice.org/3.1$Unix OpenOffice.org_project/310m19$Build-9420</meta:generator>
  </office:meta>
</office:document-meta>
</file>